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Standard">
      <style:text-properties officeooo:rsid="001bf736" officeooo:paragraph-rsid="001bf736"/>
    </style:style>
    <style:style style:name="P4" style:family="paragraph" style:parent-style-name="Standard">
      <style:text-properties officeooo:rsid="001d0a42" officeooo:paragraph-rsid="001d0a42"/>
    </style:style>
    <style:style style:name="P5" style:family="paragraph" style:parent-style-name="Standard">
      <style:text-properties officeooo:rsid="001f6ac1" officeooo:paragraph-rsid="001f6ac1"/>
    </style:style>
    <style:style style:name="P6" style:family="paragraph" style:parent-style-name="Standard">
      <style:text-properties officeooo:rsid="001bb70b" officeooo:paragraph-rsid="001bb70b"/>
    </style:style>
    <style:style style:name="P7" style:family="paragraph" style:parent-style-name="Standard">
      <style:text-properties officeooo:rsid="00221645" officeooo:paragraph-rsid="00221645"/>
    </style:style>
    <style:style style:name="P8" style:family="paragraph" style:parent-style-name="Standard">
      <style:text-properties officeooo:rsid="00271569" officeooo:paragraph-rsid="00271569"/>
    </style:style>
    <style:style style:name="P9" style:family="paragraph" style:parent-style-name="Standard">
      <style:text-properties officeooo:rsid="00271b2e" officeooo:paragraph-rsid="00271b2e"/>
    </style:style>
    <style:style style:name="P10" style:family="paragraph" style:parent-style-name="Standard">
      <style:text-properties officeooo:rsid="002cd7ea" officeooo:paragraph-rsid="002cd7ea"/>
    </style:style>
    <style:style style:name="P11" style:family="paragraph" style:parent-style-name="Standard">
      <style:text-properties officeooo:rsid="002dad0c" officeooo:paragraph-rsid="002dad0c"/>
    </style:style>
    <style:style style:name="P12" style:family="paragraph" style:parent-style-name="Heading_20_1">
      <style:text-properties officeooo:paragraph-rsid="0018d9f2"/>
    </style:style>
    <style:style style:name="P13" style:family="paragraph" style:parent-style-name="Heading_20_2">
      <style:text-properties officeooo:rsid="0018d9f2" officeooo:paragraph-rsid="0018d9f2"/>
    </style:style>
    <style:style style:name="T1" style:family="text">
      <style:text-properties officeooo:rsid="0018d9f2"/>
    </style:style>
    <style:style style:name="T2" style:family="text">
      <style:text-properties officeooo:rsid="001bf736"/>
    </style:style>
    <style:style style:name="T3" style:family="text">
      <style:text-properties officeooo:rsid="001eef42"/>
    </style:style>
    <style:style style:name="T4" style:family="text">
      <style:text-properties officeooo:rsid="001f6ac1"/>
    </style:style>
    <style:style style:name="T5" style:family="text">
      <style:text-properties officeooo:rsid="00252916"/>
    </style:style>
    <style:style style:name="T6" style:family="text">
      <style:text-properties officeooo:rsid="0025fd01"/>
    </style:style>
    <style:style style:name="T7" style:family="text">
      <style:text-properties officeooo:rsid="00287f78"/>
    </style:style>
    <style:style style:name="T8" style:family="text">
      <style:text-properties officeooo:rsid="0029b228"/>
    </style:style>
    <style:style style:name="T9" style:family="text">
      <style:text-properties officeooo:rsid="0029d7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ppeler régulièrement objectif du jeu</text:p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4">Une caisse sur cible peut être quand même être déplac<text:span text:style-name="T3">ée.</text:span></text:p>
      <text:p text:style-name="P2"/>
      <text:p text:style-name="P2">Ce qu’on a fait : un solveur sous forme de shell : utilisateur écrit des commandes pour lancer le solveur, afficher niveaux, joueur au jeu, etc.</text:p>
      <text:h text:style-name="P12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<text:span text:style-name="T5">ensemble</text:span></text:p>
      <text:p text:style-name="P2">→ hash de Zobrist. <text:span text:style-name="T2">Repose sur 4 propriétes du XOR. La dernière sert à avoir des hash réparti uniformément entre INT_MIN et INT_MAX.</text:span></text:p>
      <text:p text:style-name="P3">On associe à chaque cases deux valeurs caisse et joueur.</text:p>
      <text:p text:style-name="P3">On utilise la formule en O(n) au début.</text:p>
      <text:p text:style-name="P3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Standard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Avantage 1 : une caisse au plus par tunnel</text:p>
      <text:p text:style-name="P2"><text:soft-page-break/>Avantage 2 : Au plus deux états fils</text:p>
      <text:p text:style-name="P2"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7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13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<text:span text:style-name="T4">prunning</text:span>:</text:p>
      <text:p text:style-name="P5">Corral : zone délimitée par caisses + murs. Définir barrières : caisses délimitant 2 corrals</text:p>
      <text:p text:style-name="P5">I-Corral : Poussé toujours vers l’intérieur. Joueur n’a pas forcément accès à la caisse</text:p>
      <text:p text:style-name="P5">PI-Corral : Il a accès à toutes les caisses. Une caisse à l’extérieur du corral ne bloque pas une poussé</text:p>
      <text:p text:style-name="P5"/>
      <text:p text:style-name="P5">Intérêt PI-Corral : inutile de considérer caisses à l’extérieur. Il faudra un jour pousser une caisse à l’intérieur.</text:p>
      <text:p text:style-name="P5">Exemple à priori compliqué.</text:p>
      <text:p text:style-name="P2"/>
      <text:p text:style-name="P3">On a aussi implémenté des tables de deadlocks. Peu efficace.</text:p>
      <text:p text:style-name="P3"/>
      <text:h text:style-name="Heading_20_1" text:outline-level="1">Conclusion</text:h>
      <text:p text:style-name="P8">Implémentation : 6000 lignes</text:p>
      <text:p text:style-name="P9">Pas implémenté dans cette ordre : hash de zobrist tardivement, on passait plusieurs fois par la même configuration.</text:p>
      <text:p text:style-name="P9">Plus difficile à implémenter que à expliquer : notamment pour les tunnels. Les thèses ne donnaient pas d’algorithme : on a fait nos algorithmes. Par ex : corral en O(wh).</text:p>
      <text:p text:style-name="P11">Travail de groupe</text:p>
      <text:p text:style-name="P6"/>
      <text:p text:style-name="P6"/>
      <text:p text:style-name="P6"/>
      <text:p text:style-name="P7">Objectif de temps :</text:p>
      <text:p text:style-name="P7">Introduction + Problématique : 2 minute</text:p>
      <text:p text:style-name="P7">Principe de résolution : 2 minutes</text:p>
      <text:p text:style-name="P7">Analyse statique : 5 minutes</text:p>
      <text:p text:style-name="P7">Analyse dynamique : <text:span text:style-name="T6">5</text:span> minutes</text:p>
      <text:p text:style-name="P7">Conclusion : 1 minu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7-12T14:32:53.567662759</dc:date>
    <meta:editing-duration>P1DT1H19M47S</meta:editing-duration>
    <meta:editing-cycles>21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64" meta:word-count="678" meta:character-count="3892" meta:non-whitespace-character-count="3277"/>
  </office:meta>
</office:document-meta>
</file>